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officeooo:paragraph-rsid="0019e16c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officeooo:paragraph-rsid="001abebc" style:font-name-asian="DejaVu Sans1" style:font-size-asian="12pt" style:font-name-complex="DejaVu Sans1" style:font-size-complex="12pt"/>
    </style:style>
    <style:style style:name="P3" style:family="paragraph" style:parent-style-name="Standard">
      <style:text-properties style:text-position="0% 100%" style:font-name="DejaVu Sans1" fo:font-size="12pt" fo:language="sv" fo:country="SE" officeooo:paragraph-rsid="001d4263" style:font-name-asian="DejaVu Sans1" style:font-size-asian="12pt" style:font-name-complex="DejaVu Sans1" style:font-size-complex="12pt"/>
    </style:style>
    <style:style style:name="P4" style:family="paragraph" style:parent-style-name="Standard">
      <style:text-properties style:text-position="0% 100%" style:font-name="DejaVu Sans1" fo:font-size="12pt" fo:language="sv" fo:country="SE" fo:font-weight="bold" officeooo:paragraph-rsid="00204099" style:font-name-asian="DejaVu Sans1" style:font-size-asian="12pt" style:font-weight-asian="bold" style:font-name-complex="DejaVu Sans1" style:font-size-complex="12pt" style:font-weight-complex="bold"/>
    </style:style>
    <style:style style:name="P5" style:family="paragraph" style:parent-style-name="Standard">
      <style:text-properties style:text-position="0% 100%" style:font-name="DejaVu Sans1" fo:font-size="12pt" fo:language="sv" fo:country="SE" fo:font-weight="bold" officeooo:paragraph-rsid="0020c6c6" style:font-name-asian="DejaVu Sans1" style:font-size-asian="12pt" style:font-weight-asian="bold" style:font-name-complex="DejaVu Sans1" style:font-size-complex="12pt" style:font-weight-complex="bold"/>
    </style:style>
    <style:style style:name="P6" style:family="paragraph" style:parent-style-name="Standard">
      <style:text-properties style:text-position="0% 100%" style:font-name="DejaVu Sans1" fo:font-size="12pt" fo:language="sv" fo:country="SE" fo:font-weight="bold" officeooo:paragraph-rsid="00234920" style:font-name-asian="DejaVu Sans1" style:font-size-asian="12pt" style:font-weight-asian="bold" style:font-name-complex="DejaVu Sans1" style:font-size-complex="12pt" style:font-weight-complex="bold"/>
    </style:style>
    <style:style style:name="P7" style:family="paragraph" style:parent-style-name="Standard">
      <style:text-properties style:text-position="0% 100%" style:font-name="DejaVu Sans1" fo:font-size="12pt" fo:language="sv" fo:country="SE" fo:font-weight="bold" officeooo:paragraph-rsid="0024ba92" style:font-name-asian="DejaVu Sans1" style:font-size-asian="12pt" style:font-weight-asian="bold" style:font-name-complex="DejaVu Sans1" style:font-size-complex="12pt" style:font-weight-complex="bold"/>
    </style:style>
    <style:style style:name="P8" style:family="paragraph" style:parent-style-name="Standard">
      <style:text-properties style:text-position="0% 100%" style:font-name="DejaVu Sans1" fo:font-size="12pt" fo:language="sv" fo:country="SE" fo:font-weight="bold" officeooo:paragraph-rsid="00257826" style:font-name-asian="DejaVu Sans1" style:font-size-asian="12pt" style:font-weight-asian="bold" style:font-name-complex="DejaVu Sans1" style:font-size-complex="12pt" style:font-weight-complex="bold"/>
    </style:style>
    <style:style style:name="P9" style:family="paragraph" style:parent-style-name="Standard">
      <style:text-properties style:text-position="0% 100%" style:font-name="DejaVu Sans Mono" fo:font-size="12pt" fo:language="sv" fo:country="SE" officeooo:paragraph-rsid="001e656d" style:font-name-asian="DejaVu Sans1" style:font-size-asian="12pt" style:font-name-complex="DejaVu Sans1" style:font-size-complex="12pt"/>
    </style:style>
    <style:style style:name="P10" style:family="paragraph" style:parent-style-name="Standard">
      <style:text-properties officeooo:paragraph-rsid="001d4263"/>
    </style:style>
    <style:style style:name="P11" style:family="paragraph" style:parent-style-name="Standard">
      <style:text-properties fo:color="#008000" style:text-position="0% 100%" style:font-name="DejaVu Sans Mono" fo:font-size="12pt" fo:language="sv" fo:country="SE" officeooo:paragraph-rsid="001e656d" style:font-name-asian="DejaVu Sans1" style:font-size-asian="12pt" style:font-name-complex="DejaVu Sans1" style:font-size-complex="12pt"/>
    </style:style>
    <style:style style:name="P12" style:family="paragraph" style:parent-style-name="Standard">
      <style:paragraph-properties fo:break-before="page"/>
      <style:text-properties style:text-position="0% 100%" style:font-name="DejaVu Sans1" fo:font-size="12pt" fo:language="sv" fo:country="SE" fo:font-weight="bold" officeooo:paragraph-rsid="0024ba92" style:font-name-asian="DejaVu Sans1" style:font-size-asian="12pt" style:font-weight-asian="bold" style:font-name-complex="DejaVu Sans1" style:font-size-complex="12pt" style:font-weight-complex="bold"/>
    </style:style>
    <style:style style:name="P13" style:family="paragraph" style:parent-style-name="Standard">
      <style:text-properties style:use-window-font-color="true" style:text-position="0% 100%" style:font-name="DejaVu Sans1" fo:font-size="12pt" fo:language="sv" fo:country="SE" officeooo:rsid="0019e16c" officeooo:paragraph-rsid="0019e16c" style:font-name-asian="DejaVu Sans1" style:font-size-asian="12pt" style:font-name-complex="DejaVu Sans1" style:font-size-complex="12pt"/>
    </style:style>
    <style:style style:name="P14" style:family="paragraph" style:parent-style-name="Standard">
      <style:text-properties style:use-window-font-color="true" style:text-position="0% 100%" style:font-name="DejaVu Sans1" fo:font-size="12pt" fo:language="sv" fo:country="SE" officeooo:rsid="001abebc" officeooo:paragraph-rsid="001abebc" style:font-name-asian="DejaVu Sans1" style:font-size-asian="12pt" style:font-name-complex="DejaVu Sans1" style:font-size-complex="12pt"/>
    </style:style>
    <style:style style:name="P15" style:family="paragraph" style:parent-style-name="Standard">
      <style:text-properties style:use-window-font-color="true" style:text-position="0% 100%" style:font-name="DejaVu Sans1" fo:font-size="12pt" fo:language="sv" fo:country="SE" officeooo:rsid="001bd59d" officeooo:paragraph-rsid="001bd59d" style:font-name-asian="DejaVu Sans1" style:font-size-asian="12pt" style:font-name-complex="DejaVu Sans1" style:font-size-complex="12pt"/>
    </style:style>
    <style:style style:name="P16" style:family="paragraph" style:parent-style-name="Standard">
      <style:text-properties style:use-window-font-color="true" style:text-position="0% 100%" style:font-name="DejaVu Sans1" fo:font-size="12pt" fo:language="sv" fo:country="SE" officeooo:rsid="001d4263" officeooo:paragraph-rsid="001d4263" style:font-name-asian="DejaVu Sans1" style:font-size-asian="12pt" style:font-name-complex="DejaVu Sans1" style:font-size-complex="12pt"/>
    </style:style>
    <style:style style:name="P17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1e656d" officeooo:paragraph-rsid="001d4263" style:font-name-asian="DejaVu Sans1" style:font-size-asian="12pt" style:font-weight-asian="normal" style:font-name-complex="DejaVu Sans1" style:font-size-complex="12pt" style:font-weight-complex="normal"/>
    </style:style>
    <style:style style:name="P18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1e656d" officeooo:paragraph-rsid="001e656d" style:font-name-asian="DejaVu Sans1" style:font-size-asian="12pt" style:font-weight-asian="normal" style:font-name-complex="DejaVu Sans1" style:font-size-complex="12pt" style:font-weight-complex="normal"/>
    </style:style>
    <style:style style:name="P19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04099" officeooo:paragraph-rsid="0020c6c6" style:font-name-asian="DejaVu Sans1" style:font-size-asian="12pt" style:font-weight-asian="normal" style:font-name-complex="DejaVu Sans1" style:font-size-complex="12pt" style:font-weight-complex="normal"/>
    </style:style>
    <style:style style:name="P20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04099" officeooo:paragraph-rsid="00204099" style:font-name-asian="DejaVu Sans1" style:font-size-asian="12pt" style:font-weight-asian="normal" style:font-name-complex="DejaVu Sans1" style:font-size-complex="12pt" style:font-weight-complex="normal"/>
    </style:style>
    <style:style style:name="P21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0c6c6" officeooo:paragraph-rsid="0020c6c6" style:font-name-asian="DejaVu Sans1" style:font-size-asian="12pt" style:font-weight-asian="normal" style:font-name-complex="DejaVu Sans1" style:font-size-complex="12pt" style:font-weight-complex="normal"/>
    </style:style>
    <style:style style:name="P22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22719" officeooo:paragraph-rsid="00234920" style:font-name-asian="DejaVu Sans1" style:font-size-asian="12pt" style:font-weight-asian="normal" style:font-name-complex="DejaVu Sans1" style:font-size-complex="12pt" style:font-weight-complex="normal"/>
    </style:style>
    <style:style style:name="P23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34920" officeooo:paragraph-rsid="00234920" style:font-name-asian="DejaVu Sans1" style:font-size-asian="12pt" style:font-weight-asian="normal" style:font-name-complex="DejaVu Sans1" style:font-size-complex="12pt" style:font-weight-complex="normal"/>
    </style:style>
    <style:style style:name="P24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4ba92" officeooo:paragraph-rsid="0024ba92" style:font-name-asian="DejaVu Sans1" style:font-size-asian="12pt" style:font-weight-asian="normal" style:font-name-complex="DejaVu Sans1" style:font-size-complex="12pt" style:font-weight-complex="normal"/>
    </style:style>
    <style:style style:name="P25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57826" style:font-name-asian="DejaVu Sans1" style:font-size-asian="12pt" style:font-weight-asian="normal" style:font-name-complex="DejaVu Sans1" style:font-size-complex="12pt" style:font-weight-complex="normal"/>
    </style:style>
    <style:style style:name="P26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1e656d" officeooo:paragraph-rsid="001e656d" style:font-name-asian="DejaVu Sans1" style:font-size-asian="12pt" style:font-weight-asian="normal" style:font-name-complex="DejaVu Sans1" style:font-size-complex="12pt" style:font-weight-complex="normal"/>
    </style:style>
    <style:style style:name="P27" style:family="paragraph" style:parent-style-name="Standard">
      <style:text-properties style:use-window-font-color="true" fo:font-weight="normal" officeooo:rsid="001e656d" officeooo:paragraph-rsid="001d4263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e656d" officeooo:paragraph-rsid="0024ba92" style:font-weight-asian="normal" style:font-weight-complex="normal"/>
    </style:style>
    <style:style style:name="P29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1e656d" officeooo:paragraph-rsid="001e656d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30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officeooo:rsid="001d4263" officeooo:paragraph-rsid="001d4263" style:font-name-asian="DejaVu Sans1" style:font-size-asian="12pt" style:font-name-complex="DejaVu Sans1" style:font-size-complex="12pt"/>
    </style:style>
    <style:style style:name="P31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04099" officeooo:paragraph-rsid="0020c6c6" style:font-name-asian="DejaVu Sans1" style:font-size-asian="12pt" style:font-weight-asian="normal" style:font-name-complex="DejaVu Sans1" style:font-size-complex="12pt" style:font-weight-complex="normal"/>
    </style:style>
    <style:style style:name="T1" style:family="text">
      <style:text-properties style:use-window-font-color="true" style:text-position="sub 58%" officeooo:rsid="001d4263"/>
    </style:style>
    <style:style style:name="T2" style:family="text">
      <style:text-properties style:use-window-font-color="true" style:text-position="sub 58%" fo:font-weight="normal" officeooo:rsid="001e656d" style:font-weight-asian="normal" style:font-weight-complex="normal"/>
    </style:style>
    <style:style style:name="T3" style:family="text">
      <style:text-properties style:use-window-font-color="true" style:text-position="sub 58%" style:font-name="DejaVu Sans1" fo:font-size="12pt" fo:language="sv" fo:country="SE" officeooo:rsid="001e656d" style:font-name-asian="DejaVu Sans1" style:font-size-asian="12pt" style:font-name-complex="DejaVu Sans1" style:font-size-complex="12pt"/>
    </style:style>
    <style:style style:name="T4" style:family="text">
      <style:text-properties style:use-window-font-color="true" style:text-position="sub 58%" style:font-name="DejaVu Sans1" fo:font-size="12pt" fo:language="sv" fo:country="SE" fo:font-weight="normal" officeooo:rsid="001e656d" style:font-name-asian="DejaVu Sans1" style:font-size-asian="12pt" style:font-weight-asian="normal" style:font-name-complex="DejaVu Sans1" style:font-size-complex="12pt" style:font-weight-complex="normal"/>
    </style:style>
    <style:style style:name="T5" style:family="text">
      <style:text-properties style:use-window-font-color="true" officeooo:rsid="0019e16c"/>
    </style:style>
    <style:style style:name="T6" style:family="text">
      <style:text-properties style:use-window-font-color="true" officeooo:rsid="001abebc"/>
    </style:style>
    <style:style style:name="T7" style:family="text">
      <style:text-properties style:use-window-font-color="true" officeooo:rsid="001bd59d"/>
    </style:style>
    <style:style style:name="T8" style:family="text">
      <style:text-properties style:use-window-font-color="true" officeooo:rsid="001d4263"/>
    </style:style>
    <style:style style:name="T9" style:family="text">
      <style:text-properties style:use-window-font-color="true" fo:font-weight="bold" officeooo:rsid="001e656d" style:font-weight-asian="bold" style:font-weight-complex="bold"/>
    </style:style>
    <style:style style:name="T10" style:family="text">
      <style:text-properties style:use-window-font-color="true" style:text-position="0% 100%" style:font-name="DejaVu Sans1" fo:font-size="12pt" fo:language="sv" fo:country="SE" officeooo:rsid="001d4263" style:font-name-asian="DejaVu Sans1" style:font-size-asian="12pt" style:font-name-complex="DejaVu Sans1" style:font-size-complex="12pt"/>
    </style:style>
    <style:style style:name="T11" style:family="text">
      <style:text-properties style:use-window-font-color="true" style:text-position="0% 100%" style:font-name="DejaVu Sans1" fo:font-size="12pt" fo:language="sv" fo:country="SE" officeooo:rsid="001e656d" style:font-name-asian="DejaVu Sans1" style:font-size-asian="12pt" style:font-name-complex="DejaVu Sans1" style:font-size-complex="12pt"/>
    </style:style>
    <style:style style:name="T12" style:family="text">
      <style:text-properties style:use-window-font-color="true" style:text-position="0% 100%" style:font-name="DejaVu Sans1" fo:font-size="12pt" fo:language="sv" fo:country="SE" fo:font-weight="normal" officeooo:rsid="001e656d" style:font-name-asian="DejaVu Sans1" style:font-size-asian="12pt" style:font-weight-asian="normal" style:font-name-complex="DejaVu Sans1" style:font-size-complex="12pt" style:font-weight-complex="normal"/>
    </style:style>
    <style:style style:name="T13" style:family="text">
      <style:text-properties style:use-window-font-color="true" fo:font-weight="normal" officeooo:rsid="001e656d" style:font-weight-asian="normal" style:font-weight-complex="normal"/>
    </style:style>
    <style:style style:name="T14" style:family="text">
      <style:text-properties style:use-window-font-color="true" fo:font-weight="normal" officeooo:rsid="00204099" style:font-weight-asian="normal" style:font-weight-complex="normal"/>
    </style:style>
    <style:style style:name="T15" style:family="text">
      <style:text-properties style:use-window-font-color="true" fo:font-weight="normal" officeooo:rsid="0020c6c6" style:font-weight-asian="normal" style:font-weight-complex="normal"/>
    </style:style>
    <style:style style:name="T16" style:family="text">
      <style:text-properties style:use-window-font-color="true" fo:font-weight="normal" officeooo:rsid="00222719" style:font-weight-asian="normal" style:font-weight-complex="normal"/>
    </style:style>
    <style:style style:name="T17" style:family="text">
      <style:text-properties style:use-window-font-color="true" fo:font-weight="normal" officeooo:rsid="00234920" style:font-weight-asian="normal" style:font-weight-complex="normal"/>
    </style:style>
    <style:style style:name="T18" style:family="text">
      <style:text-properties style:use-window-font-color="true" fo:font-weight="normal" officeooo:rsid="0023d10f" style:font-weight-asian="normal" style:font-weight-complex="normal"/>
    </style:style>
    <style:style style:name="T19" style:family="text">
      <style:text-properties style:use-window-font-color="true" fo:font-weight="normal" officeooo:rsid="0024ba92" style:font-weight-asian="normal" style:font-weight-complex="normal"/>
    </style:style>
    <style:style style:name="T20" style:family="text">
      <style:text-properties style:use-window-font-color="true" fo:font-weight="normal" officeooo:rsid="00257826" style:font-weight-asian="normal" style:font-weight-complex="normal"/>
    </style:style>
    <style:style style:name="T21" style:family="text">
      <style:text-properties style:use-window-font-color="true" fo:font-style="italic" fo:font-weight="bold" officeooo:rsid="001e656d" style:font-style-asian="italic" style:font-weight-asian="bold" style:font-style-complex="italic" style:font-weight-complex="bold"/>
    </style:style>
    <style:style style:name="T22" style:family="text">
      <style:text-properties style:use-window-font-color="true" officeooo:rsid="0020c6c6"/>
    </style:style>
    <style:style style:name="T23" style:family="text">
      <style:text-properties style:use-window-font-color="true" style:font-name="DejaVu Sans Mono" fo:font-weight="normal" officeooo:rsid="0024ba92" style:font-weight-asian="normal" style:font-weight-complex="normal"/>
    </style:style>
    <style:style style:name="T24" style:family="text">
      <style:text-properties style:use-window-font-color="true" style:font-name="DejaVu Sans Mono" fo:font-weight="normal" officeooo:rsid="00257826" style:font-weight-asian="normal" style:font-weight-complex="normal"/>
    </style:style>
    <style:style style:name="T25" style:family="text">
      <style:text-properties fo:font-weight="normal" officeooo:rsid="001e656d" style:font-weight-asian="normal" style:font-weight-complex="normal"/>
    </style:style>
    <style:style style:name="T26" style:family="text">
      <style:text-properties fo:font-style="italic" fo:font-weight="normal" officeooo:rsid="001e656d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.0799in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m u är beräknat med tidssteget k, ū är beräknat med tidssteget k/2.</text:p>
      <text:p text:style-name="P14">Felluppskattning beräknas med:</text:p>
      <text:p text:style-name="P13"/>
      <text:p text:style-name="P1"><text:span text:style-name="T5"><text:tab/></text:span><text:span text:style-name="T5"><draw:frame draw:style-name="fr1" draw:name="Object1" text:anchor-type="as-char" svg:width="0.9898in" svg:height="0.412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/>
      <text:p text:style-name="P13"/>
      <text:p text:style-name="P14">Generellt kan vi säga:</text:p>
      <text:p text:style-name="P14"/>
      <text:p text:style-name="P2"><text:span text:style-name="T6"><text:tab/></text:span><text:span text:style-name="T6"><draw:frame draw:style-name="fr1" draw:name="Object2" text:anchor-type="as-char" svg:width="0.9236in" svg:height="0.21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4"/>
      <text:p text:style-name="P14"/>
      <text:p text:style-name="P15">Vi tittar alltså på skillnaderna och försöker bestämma p:</text:p>
      <text:p text:style-name="P15"/>
      <text:p text:style-name="P3"><text:span text:style-name="T7"><text:tab/></text:span><text:span text:style-name="T8">d</text:span><text:span text:style-name="T1">1</text:span><text:span text:style-name="T8"> ≈ 2,87 − 2,31 = 0,56</text:span></text:p>
      <text:p text:style-name="P3"><text:span text:style-name="T7"><text:tab/></text:span><text:span text:style-name="T8">d</text:span><text:span text:style-name="T1">2</text:span><text:span text:style-name="T8"> ≈ 2,31 − 2,25 = 0,07</text:span></text:p>
      <text:p text:style-name="P3"><text:span text:style-name="T7"><text:tab/></text:span><text:span text:style-name="T8">d</text:span><text:span text:style-name="T1">3</text:span><text:span text:style-name="T8"> ≈ 2,24 − 2,23 = 0,01</text:span></text:p>
      <text:p text:style-name="P16"/>
      <text:p text:style-name="P3"><text:span text:style-name="T8"><text:tab/>Varje halvering av k ger c:a en faktor</text:span><text:span text:style-name="T8"><draw:frame draw:style-name="fr1" draw:name="Object3" text:anchor-type="as-char" svg:width="0.728in" svg:height="0.432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6"/>
      <text:p text:style-name="P16"><text:tab/>Allstså kan vi uppskatta att metoden är av ordning 3.</text:p>
      <text:p text:style-name="P16"/>
      <text:p text:style-name="P30"><draw:frame draw:style-name="fr1" draw:name="Object4" text:anchor-type="as-char" svg:width="0.5965in" svg:height="0.22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6"/>
      <text:p text:style-name="P3"><text:span text:style-name="T8">där</text:span><text:span text:style-name="T8"><draw:frame draw:style-name="fr1" draw:name="Object5" text:anchor-type="as-char" svg:width="0.128in" svg:height="0.223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och</text:span><text:span text:style-name="T8"><draw:frame draw:style-name="fr1" draw:name="Object6" text:anchor-type="as-char" svg:width="0.1811in" svg:height="0.192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är vektorvärda (arrayer).</text:span></text:p>
      <text:p text:style-name="P16"/>
      <text:p text:style-name="P16"/>
      <text:p text:style-name="P16">Newtons metod:</text:p>
      <text:p text:style-name="P16"/>
      <text:p text:style-name="P10"><text:span text:style-name="T10"><text:tab/>J</text:span><text:span text:style-name="T11">⋅x</text:span><text:span text:style-name="T3">i + 1</text:span><text:span text:style-name="T11"> = J⋅x</text:span><text:span text:style-name="T4">i</text:span><text:span text:style-name="T12"> − </text:span><text:span text:style-name="T13">ƒ(x</text:span><text:span text:style-name="T2">i</text:span><text:span text:style-name="T13">)</text:span></text:p>
      <text:p text:style-name="P27"/>
      <text:p text:style-name="P28"><text:tab/>J = ƒ'(x)<text:tab/>(Jacobianen av ƒ; Jabobimatris)</text:p>
      <text:p text:style-name="P17"/>
      <text:p text:style-name="P17"/>
      <text:p text:style-name="P17"/>
      <text:p text:style-name="P17"/>
      <text:p text:style-name="P17"/>
      <text:p text:style-name="P9"><text:span text:style-name="T9">def</text:span><text:span text:style-name="T13"> newton</text:span><text:span text:style-name="T9">(</text:span><text:span text:style-name="T13">f</text:span><text:span text:style-name="T9">,</text:span><text:span text:style-name="T13"> x0</text:span><text:span text:style-name="T9">):</text:span></text:p>
      <text:p text:style-name="P9"><text:span text:style-name="T13"><text:tab/></text:span><text:span text:style-name="T9">def</text:span><text:span text:style-name="T13"> g</text:span><text:span text:style-name="T9">(</text:span><text:span text:style-name="T13">x</text:span><text:span text:style-name="T9">):</text:span></text:p>
      <text:p text:style-name="P11"><text:span text:style-name="T25"><text:tab/><text:tab/></text:span><text:span text:style-name="T26"># Compute the Jacobian: f'(x)</text:span></text:p>
      <text:p text:style-name="P9"><text:span text:style-name="T13"><text:tab/><text:tab/>J = jacobian</text:span><text:span text:style-name="T9">(</text:span><text:span text:style-name="T13">f</text:span><text:span text:style-name="T9">,</text:span><text:span text:style-name="T13"> x</text:span><text:span text:style-name="T9">)</text:span></text:p>
      <text:p text:style-name="P29"><text:tab/><text:tab/># Compute right hand side of Newton</text:p>
      <text:p text:style-name="P29"><text:tab/><text:tab/># iteration and solve the linear system.</text:p>
      <text:p text:style-name="P9"><text:span text:style-name="T13"><text:tab/><text:tab/>r = dot</text:span><text:span text:style-name="T9">(</text:span><text:span text:style-name="T13">J</text:span><text:span text:style-name="T9">,</text:span><text:span text:style-name="T13"> x</text:span><text:span text:style-name="T9">)</text:span><text:span text:style-name="T13"> - f</text:span><text:span text:style-name="T9">(</text:span><text:span text:style-name="T13">x</text:span><text:span text:style-name="T9">)</text:span></text:p>
      <text:p text:style-name="P9"><text:span text:style-name="T13"><text:tab/><text:tab/></text:span><text:span text:style-name="T9">return</text:span><text:span text:style-name="T13"> linear_solve</text:span><text:span text:style-name="T9">(</text:span><text:span text:style-name="T13">J</text:span><text:span text:style-name="T9">,</text:span><text:span text:style-name="T13"> r</text:span><text:span text:style-name="T9">)</text:span></text:p>
      <text:p text:style-name="P26"/>
      <text:p text:style-name="P9"><text:span text:style-name="T13"><text:tab/></text:span><text:span text:style-name="T9">return </text:span><text:span text:style-name="T13">fixedpoint</text:span><text:span text:style-name="T9">(</text:span><text:span text:style-name="T13">g</text:span><text:span text:style-name="T9">,</text:span><text:span text:style-name="T13"> x0</text:span><text:span text:style-name="T9">)</text:span></text:p>
      <text:p text:style-name="P26"/>
      <text:p text:style-name="P9"><text:span text:style-name="T9">def</text:span><text:span text:style-name="T13"> fixedpoint</text:span><text:span text:style-name="T9">(</text:span><text:span text:style-name="T13">g</text:span><text:span text:style-name="T9">,</text:span><text:span text:style-name="T13"> x0</text:span><text:span text:style-name="T9">)</text:span><text:span text:style-name="T13">:</text:span></text:p>
      <text:p text:style-name="P26"><text:tab/>TOL = 1.0e-10</text:p>
      <text:p text:style-name="P9"><text:span text:style-name="T13"><text:tab/></text:span><text:span text:style-name="T9">while</text:span><text:span text:style-name="T13"> </text:span><text:span text:style-name="T9">(</text:span><text:span text:style-name="T13">diff &gt; TOL</text:span><text:span text:style-name="T9">):</text:span></text:p>
      <text:p text:style-name="P9"><text:span text:style-name="T13"><text:tab/><text:tab/>y = g</text:span><text:span text:style-name="T9">(</text:span><text:span text:style-name="T13">x</text:span><text:span text:style-name="T9">)</text:span></text:p>
      <text:p text:style-name="P9"><text:span text:style-name="T13"><text:tab/><text:tab/>diff = max_norm</text:span><text:span text:style-name="T9">(</text:span><text:span text:style-name="T13">y - x</text:span><text:span text:style-name="T9">)</text:span></text:p>
      <text:p text:style-name="P26"><text:tab/><text:tab/>x = y</text:p>
      <text:p text:style-name="P26"/>
      <text:p text:style-name="P9"><text:span text:style-name="T9">def</text:span><text:span text:style-name="T13"> f</text:span><text:span text:style-name="T9">(</text:span><text:span text:style-name="T13">x</text:span><text:span text:style-name="T9">):</text:span></text:p>
      <text:p text:style-name="P9"><text:span text:style-name="T13"><text:tab/></text:span><text:span text:style-name="T21">[⋅⋅⋅]</text:span></text:p>
      <text:p text:style-name="P26"/>
      <text:p text:style-name="P9"><text:span text:style-name="T13">x0 = zeros</text:span><text:span text:style-name="T9">(</text:span><text:span text:style-name="T13">3</text:span><text:span text:style-name="T9">)</text:span></text:p>
      <text:p text:style-name="P9"><text:span text:style-name="T13">x = newton</text:span><text:span text:style-name="T9">(</text:span><text:span text:style-name="T13">f</text:span><text:span text:style-name="T9">,</text:span><text:span text:style-name="T13"> x0</text:span><text:span text:style-name="T9">)</text:span></text:p>
      <text:p text:style-name="P18"/>
      <text:p text:style-name="P18"/>
      <text:p text:style-name="P31"><draw:frame draw:style-name="fr1" draw:name="Object7" text:anchor-type="as-char" svg:width="0.5917in" svg:height="0.2244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9"/>
      <text:p text:style-name="P19">där</text:p>
      <text:p text:style-name="P20"/>
      <text:p text:style-name="P4"><text:span text:style-name="T14"><text:tab/></text:span><text:span text:style-name="T14"><draw:frame draw:style-name="fr1" draw:name="Object8" text:anchor-type="as-char" svg:width="2.2236in" svg:height="0.6929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0"/>
      <text:p text:style-name="P20"/>
      <text:p text:style-name="P20"/>
      <text:p text:style-name="P5"><text:span text:style-name="T15">Vi definierar </text:span><text:span text:style-name="T22">D</text:span><text:span text:style-name="T15"> som diagonalen av </text:span><text:span text:style-name="T22">A</text:span><text:span text:style-name="T15"> och </text:span><text:span text:style-name="T22">M</text:span><text:span text:style-name="T15"> = </text:span><text:span text:style-name="T22">A</text:span><text:span text:style-name="T15"> − </text:span><text:span text:style-name="T22">D</text:span><text:span text:style-name="T15">.</text:span></text:p>
      <text:p text:style-name="P21">I detta fall:</text:p>
      <text:p text:style-name="P21"/>
      <text:p text:style-name="P5"><text:span text:style-name="T15"><text:tab/></text:span><text:span text:style-name="T15"><draw:frame draw:style-name="fr1" draw:name="Object9" text:anchor-type="as-char" svg:width="2.6874in" svg:height="0.68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1"/>
      <text:p text:style-name="P21">Jacobis metod kan då formuleras som:</text:p>
      <text:p text:style-name="P21"/>
      <text:p text:style-name="P5"><text:span text:style-name="T15"><text:tab/></text:span><text:span text:style-name="T15"><draw:frame draw:style-name="fr1" draw:name="Object10" text:anchor-type="as-char" svg:width="1.4898in" svg:height="0.2756in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1"/>
      <text:p text:style-name="P21"><text:tab/>där 1 och 0 är iterationsnummer.</text:p>
      <text:p text:style-name="P21"/>
      <text:p text:style-name="P21"/>
      <text:p text:style-name="P6"><text:span text:style-name="T16">Vi väljer</text:span><text:span text:style-name="T16"><draw:frame draw:style-name="fr1" draw:name="Object11" text:anchor-type="as-char" svg:width="1.7244in" svg:height="0.6555in" draw:z-index="1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2"/>
      <text:p text:style-name="P6"><text:span text:style-name="T16">vi har </text:span><text:span text:style-name="T17">då att </text:span><text:span text:style-name="T17"><draw:frame draw:style-name="fr1" draw:name="Object12" text:anchor-type="as-char" svg:width="3.872in" svg:height="0.6571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3"/>
      <text:p text:style-name="P12"><text:span text:style-name="T18">Vi vill lösa begynnelsevärdesproblemet:<text:tab/>u̇ = </text:span><text:span text:style-name="T13">ƒ</text:span><text:span text:style-name="T19">(t; w)</text:span></text:p>
      <text:p text:style-name="P24"/>
      <text:p text:style-name="P7"><text:span text:style-name="T19"><text:tab/></text:span><text:span text:style-name="T19"><draw:frame draw:style-name="fr1" draw:name="Object13" text:anchor-type="as-char" svg:width="1.1717in" svg:height="0.4953in" draw:z-index="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4"/>
      <text:p text:style-name="P7"><text:span text:style-name="T19"><text:tab/></text:span><text:span text:style-name="T19"><draw:frame draw:style-name="fr1" draw:name="Object14" text:anchor-type="as-char" svg:width="3.5346in" svg:height="0.5425in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4"/>
      <text:p text:style-name="P24"/>
      <text:p text:style-name="P8"><text:span text:style-name="T19">Formulera </text:span><text:span text:style-name="T23">timestep()</text:span><text:span text:style-name="T19"> </text:span><text:span text:style-name="T20">och </text:span><text:span text:style-name="T24">solve()</text:span><text:span text:style-name="T20"> från modul 3 och</text:span></text:p>
      <text:p text:style-name="P8"><text:span text:style-name="T20">anropa </text:span><text:span text:style-name="T24">solve()</text:span><text:span text:style-name="T20"> med </text:span><text:span text:style-name="T13">ƒ</text:span><text:span text:style-name="T20">(t; w).</text:span></text:p>
      <text:p text:style-name="P25"/>
      <text:p text:style-name="P25"/>
      <text:p text:style-name="P8"><text:span text:style-name="T20">För att beräkna integralen</text:span><text:span text:style-name="T20"><draw:frame draw:style-name="fr1" draw:name="Object15" text:anchor-type="as-char" svg:width="1.4992in" svg:height="0.602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kan vi skriva:</text:span></text:p>
      <text:p text:style-name="P25"/>
      <text:p text:style-name="P8"><text:span text:style-name="T20"><text:tab/></text:span><text:span text:style-name="T20"><draw:frame draw:style-name="fr2" draw:name="Object16" text:anchor-type="as-char" svg:width="2.0098in" svg:height="0.253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där vi stoppar in de beräknade lösningarna</text:span></text:p>
      <text:p text:style-name="P25"><text:tab/>u(t) och v(t), genom exempelvis en funktion som</text:p>
      <text:p text:style-name="P8"><text:span text:style-name="T20"><text:tab/></text:span><text:span text:style-name="T24">piecewise_linear_adapater()</text:span><text:span text:style-name="T20">. Sedan anropar vi </text:span><text:span text:style-name="T24">solve()</text:span><text:span text:style-name="T20"> med</text:span></text:p>
      <text:p text:style-name="P8"><text:span text:style-name="T20"><text:tab/></text:span><text:span text:style-name="T20"><draw:frame draw:style-name="fr2" draw:name="Object17" text:anchor-type="as-char" svg:width="0.9016in" svg:height="0.221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för att beräkna integralen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35M52S</meta:editing-duration>
    <meta:editing-cycles>34</meta:editing-cycles>
    <meta:generator>OpenOffice.org/3.2$Linux OpenOffice.org_project/320m19$Build-9505</meta:generator>
    <dc:date>2010-12-17T04:29:40</dc:date>
    <dc:creator>Mattias </dc:creator>
    <meta:document-statistic meta:table-count="0" meta:image-count="0" meta:object-count="17" meta:page-count="4" meta:paragraph-count="56" meta:word-count="248" meta:character-count="13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i mathvariant="normal">u</mi>
            <mi mathvariant="normal">−</mi>
            <mover accent="true">
              <mi mathvariant="normal">u</mi>
              <mo stretchy="false">ˉ</mo>
            </mover>
          </mrow>
        </mfenced>
        <mi mathvariant="normal">≤</mi>
        <mfrac>
          <mtext>LT</mtext>
          <mn>2</mn>
        </mfrac>
      </mrow>
      <mi mathvariant="normal">k</mi>
    </mrow>
    <annotation encoding="StarMath 5.0">abs{u - bar u} &lt;= "LT" over 2 k</annotation>
  </semantics>
</math>
</file>

<file path=Object 10/content.xml><?xml version="1.0" encoding="utf-8"?>
<math xmlns="http://www.w3.org/1998/Math/MathML">
  <semantics>
    <mrow>
      <mrow>
        <msub>
          <mi mathvariant="normal">x</mi>
          <mn>1</mn>
        </msub>
        <mi mathvariant="normal">=</mi>
        <msup>
          <mstyle mathvariant="bold">
            <mrow>
              <mi mathvariant="normal">D</mi>
            </mrow>
          </mstyle>
          <mrow>
            <mi mathvariant="normal">−</mi>
            <mn>1</mn>
          </mrow>
        </msup>
      </mrow>
      <mfenced open="" close="">
        <mrow>
          <mrow>
            <mi mathvariant="normal">−</mi>
            <mstyle mathvariant="bold">
              <mrow>
                <mi mathvariant="normal">M</mi>
              </mrow>
            </mstyle>
          </mrow>
          <mrow>
            <msub>
              <mover accent="true">
                <mi mathvariant="normal">x</mi>
                <mo stretchy="false">→</mo>
              </mover>
              <mn>0</mn>
            </msub>
            <mo stretchy="false">+</mo>
            <mover accent="true">
              <mi mathvariant="normal">b</mi>
              <mo stretchy="false">→</mo>
            </mover>
          </mrow>
        </mrow>
      </mfenced>
    </mrow>
    <annotation encoding="StarMath 5.0">x_1 = {bold D}^-1 left ( -{bold M}{widevec x}_0 + {widevec b} right )</annotation>
  </semantics>
</math>
</file>

<file path=Object 11/content.xml><?xml version="1.0" encoding="utf-8"?>
<math xmlns="http://www.w3.org/1998/Math/MathML">
  <semantics>
    <mrow>
      <msub>
        <mover accent="true">
          <mi mathvariant="normal">x</mi>
          <mo stretchy="false">→</mo>
        </mover>
        <mn>0</mn>
      </msub>
      <mrow>
        <mi/>
        <mi mathvariant="normal">=</mi>
        <mi/>
      </mrow>
      <msup>
        <mfenced open="" close="">
          <mtable>
            <mtr>
              <mtd>
                <mn>1</mn>
              </mtd>
              <mtd>
                <mn>2</mn>
              </mtd>
              <mtd>
                <mn>3</mn>
              </mtd>
            </mtr>
          </mtable>
        </mfenced>
        <mi mathvariant="normal">T</mi>
      </msup>
      <mrow>
        <mi/>
        <mi mathvariant="normal">=</mi>
        <mi/>
      </mrow>
      <mfenced open="" close="">
        <mtable>
          <mtr>
            <mtd>
              <mn>1</mn>
            </mtd>
          </mtr>
          <mtr>
            <mtd>
              <mn>2</mn>
            </mtd>
          </mtr>
          <mtr>
            <mtd>
              <mn>3</mn>
            </mtd>
          </mtr>
        </mtable>
      </mfenced>
      <mi mathvariant="normal">,</mi>
    </mrow>
    <annotation encoding="StarMath 5.0">{widevec x}_0 `=` left ( matrix{1 # 2 # 3} right )^T `=` left ( stack{1 # 2 # 3} right ),</annotation>
  </semantics>
</math>
</file>

<file path=Object 12/content.xml><?xml version="1.0" encoding="utf-8"?>
<math xmlns="http://www.w3.org/1998/Math/MathML">
  <semantics>
    <mrow>
      <msub>
        <mover accent="true">
          <mi mathvariant="normal">x</mi>
          <mo stretchy="false">→</mo>
        </mover>
        <mn>1</mn>
      </msub>
      <mrow>
        <mi/>
        <mi mathvariant="normal">=</mi>
        <mi/>
      </mrow>
      <msup>
        <mstyle mathvariant="bold">
          <mrow>
            <mi mathvariant="normal">D</mi>
          </mrow>
        </mstyle>
        <mrow>
          <mi mathvariant="normal">−</mi>
          <mn>1</mn>
        </mrow>
      </msup>
      <mfenced open="" close="">
        <mrow>
          <mrow>
            <mi mathvariant="normal">−</mi>
            <mstyle mathvariant="bold">
              <mrow>
                <mi mathvariant="normal">M</mi>
              </mrow>
            </mstyle>
          </mrow>
          <mrow>
            <msub>
              <mover accent="true">
                <mi mathvariant="normal">x</mi>
                <mo stretchy="false">→</mo>
              </mover>
              <mn>0</mn>
            </msub>
            <mo stretchy="false">+</mo>
            <mover accent="true">
              <mi mathvariant="normal">b</mi>
              <mo stretchy="false">→</mo>
            </mover>
          </mrow>
        </mrow>
      </mfenced>
      <mrow>
        <mi/>
        <mi mathvariant="normal">=</mi>
        <mi/>
      </mrow>
      <msup>
        <mfenced open="" close="">
          <mtable>
            <mtr>
              <mtd>
                <mfrac>
                  <mn>4</mn>
                  <mn>10</mn>
                </mfrac>
              </mtd>
              <mtd>
                <mfrac>
                  <mn>9</mn>
                  <mn>10</mn>
                </mfrac>
              </mtd>
              <mtd>
                <mfrac>
                  <mn>19</mn>
                  <mn>20</mn>
                </mfrac>
              </mtd>
            </mtr>
          </mtable>
        </mfenced>
        <mi mathvariant="normal">T</mi>
      </msup>
      <mrow>
        <mi/>
        <mi mathvariant="normal">=</mi>
        <mi/>
      </mrow>
      <mfenced open="" close="">
        <mtable>
          <mtr>
            <mtd>
              <mrow>
                <mn>4</mn>
                <mi mathvariant="normal">/</mi>
                <mn>10</mn>
              </mrow>
            </mtd>
          </mtr>
          <mtr>
            <mtd>
              <mrow>
                <mn>9</mn>
                <mi mathvariant="normal">/</mi>
                <mn>10</mn>
              </mrow>
            </mtd>
          </mtr>
          <mtr>
            <mtd>
              <mrow>
                <mn>19</mn>
                <mi mathvariant="normal">/</mi>
                <mn>20</mn>
              </mrow>
            </mtd>
          </mtr>
        </mtable>
      </mfenced>
      <mn>.</mn>
    </mrow>
    <annotation encoding="StarMath 5.0">{widevec x}_1 `=` {bold D}^-1 left ( -{bold M}{widevec x}_0 + {widevec b} right ) `=` left ( matrix{4 over 10 # 9 over 10 # 19 over 20} right )^T `=` left ( stack{4 / 10 # 9 / 10 # 19 / 20} right ).</annotation>
  </semantics>
</math>
</file>

<file path=Object 13/content.xml><?xml version="1.0" encoding="utf-8"?>
<math xmlns="http://www.w3.org/1998/Math/MathML">
  <semantics>
    <mrow>
      <mi mathvariant="normal">w</mi>
      <mrow>
        <mi/>
        <mi mathvariant="normal">=</mi>
        <mi/>
      </mrow>
      <mfenced open="" close="">
        <mtable>
          <mtr>
            <mtd>
              <msub>
                <mi mathvariant="normal">w</mi>
                <mn>0</mn>
              </msub>
            </mtd>
          </mtr>
          <mtr>
            <mtd>
              <msub>
                <mi mathvariant="normal">w</mi>
                <mn>1</mn>
              </msub>
            </mtd>
          </mtr>
        </mtable>
      </mfenced>
      <mrow>
        <mi/>
        <mi mathvariant="normal">=</mi>
        <mi/>
      </mrow>
      <mfenced open="" close="">
        <mtable>
          <mtr>
            <mtd>
              <mi mathvariant="normal">u</mi>
            </mtd>
          </mtr>
          <mtr>
            <mtd>
              <mi mathvariant="normal">v</mi>
            </mtd>
          </mtr>
        </mtable>
      </mfenced>
    </mrow>
    <annotation encoding="StarMath 5.0">w `=` left ( stack {w_0 # w_1} right ) `=` left ( stack{u # v} right )</annotation>
  </semantics>
</math>
</file>

<file path=Object 14/content.xml><?xml version="1.0" encoding="utf-8"?>
<math xmlns="http://www.w3.org/1998/Math/MathML">
  <semantics>
    <mrow>
      <mover accent="true">
        <mi mathvariant="normal">w</mi>
        <mi mathvariant="normal">˙</mi>
      </mover>
      <mrow>
        <mi/>
        <mi mathvariant="normal">=</mi>
        <mi/>
      </mrow>
      <mi mathvariant="normal">ƒ</mi>
      <mrow>
        <mo stretchy="false">(</mo>
        <mrow>
          <mi mathvariant="normal">t</mi>
          <mi mathvariant="normal">;</mi>
          <mi/>
          <mi mathvariant="normal">w</mi>
        </mrow>
        <mo stretchy="false">)</mo>
      </mrow>
      <mrow>
        <mi/>
        <mi mathvariant="normal">=</mi>
        <mi/>
      </mrow>
      <mfenced open="" close="">
        <mtable>
          <mtr>
            <mtd>
              <mrow>
                <msub>
                  <mi mathvariant="normal">ƒ</mi>
                  <mn>0</mn>
                </msub>
                <mrow>
                  <mo stretchy="false">(</mo>
                  <mrow>
                    <mi mathvariant="normal">t</mi>
                    <mi mathvariant="normal">;</mi>
                    <mi/>
                    <mi mathvariant="normal">w</mi>
                  </mrow>
                  <mo stretchy="false">)</mo>
                </mrow>
              </mrow>
            </mtd>
          </mtr>
          <mtr>
            <mtd>
              <mrow>
                <msub>
                  <mi mathvariant="normal">ƒ</mi>
                  <mn>1</mn>
                </msub>
                <mrow>
                  <mo stretchy="false">(</mo>
                  <mrow>
                    <mi mathvariant="normal">t</mi>
                    <mi mathvariant="normal">;</mi>
                    <mi/>
                    <mi mathvariant="normal">w</mi>
                  </mrow>
                  <mo stretchy="false">)</mo>
                </mrow>
              </mrow>
            </mtd>
          </mtr>
        </mtable>
      </mfenced>
      <mrow>
        <mi/>
        <mi mathvariant="normal">=</mi>
        <mi/>
      </mrow>
      <mfenced open="" close="">
        <mtable>
          <mtr>
            <mtd>
              <mrow>
                <mrow>
                  <mi mathvariant="normal">−</mi>
                  <msup>
                    <msub>
                      <mi mathvariant="normal">w</mi>
                      <mn>1</mn>
                    </msub>
                    <mn>2</mn>
                  </msup>
                </mrow>
                <mrow>
                  <msub>
                    <mi mathvariant="normal">w</mi>
                    <mn>0</mn>
                  </msub>
                  <mo stretchy="false">+</mo>
                  <mi>sin</mi>
                </mrow>
                <mrow>
                  <mo stretchy="false">(</mo>
                  <mi mathvariant="normal">t</mi>
                  <mo stretchy="false">)</mo>
                </mrow>
              </mrow>
            </mtd>
          </mtr>
          <mtr>
            <mtd>
              <mrow>
                <mrow>
                  <mi mathvariant="normal">−</mi>
                  <msup>
                    <msub>
                      <mi mathvariant="normal">w</mi>
                      <mn>0</mn>
                    </msub>
                    <mn>2</mn>
                  </msup>
                </mrow>
                <mrow>
                  <msub>
                    <mi mathvariant="normal">w</mi>
                    <mn>1</mn>
                  </msub>
                  <mo stretchy="false">+</mo>
                  <mi>sin</mi>
                </mrow>
                <mrow>
                  <mo stretchy="false">(</mo>
                  <mn>2t</mn>
                  <mo stretchy="false">)</mo>
                </mrow>
              </mrow>
            </mtd>
          </mtr>
        </mtable>
      </mfenced>
    </mrow>
    <annotation encoding="StarMath 5.0">dot w `=` ƒ(t;`w) `=` left ( stack{ƒ_0 (t;`w) # ƒ_1 (t;`w)} right ) `=`
left ( stack{-{w_1}^2 w_0 + sin(t) # -{w_0}^2 w_1 + sin(2t)} right )</annotation>
  </semantics>
</math>
</file>

<file path=Object 15/content.xml><?xml version="1.0" encoding="utf-8"?>
<math xmlns="http://www.w3.org/1998/Math/MathML">
  <semantics>
    <mrow>
      <mstyle mathsize="125%">
        <mrow>
          <mrow>
            <munderover>
              <mi mathvariant="normal">∫</mi>
              <mn>0</mn>
              <mi mathvariant="normal">b</mi>
            </munderover>
            <mtext/>
          </mrow>
        </mrow>
      </mstyle>
      <mfenced open="" close="">
        <mrow>
          <mi mathvariant="normal">u</mi>
          <mrow>
            <msup>
              <mrow>
                <mo stretchy="false">(</mo>
                <mi mathvariant="normal">t</mi>
                <mo stretchy="false">)</mo>
              </mrow>
              <mn>2</mn>
            </msup>
            <mo stretchy="false">+</mo>
            <mi mathvariant="normal">v</mi>
          </mrow>
          <msup>
            <mrow>
              <mo stretchy="false">(</mo>
              <mi mathvariant="normal">t</mi>
              <mo stretchy="false">)</mo>
            </mrow>
            <mn>2</mn>
          </msup>
        </mrow>
      </mfenced>
      <mi/>
      <mi>dt</mi>
    </mrow>
    <annotation encoding="StarMath 5.0">{size *1.25 int from 0 to b ""} left ( u(t)^2 + v(t)^2 right ) `dt</annotation>
  </semantics>
</math>
</file>

<file path=Object 16/content.xml><?xml version="1.0" encoding="utf-8"?>
<math xmlns="http://www.w3.org/1998/Math/MathML">
  <semantics>
    <mrow>
      <msub>
        <mi mathvariant="normal">ƒ</mi>
        <mi>energy</mi>
      </msub>
      <mrow>
        <mrow>
          <mo stretchy="false">(</mo>
          <mrow>
            <mi mathvariant="normal">t</mi>
            <mi mathvariant="normal">;</mi>
            <mi/>
            <mi mathvariant="normal">z</mi>
          </mrow>
          <mo stretchy="false">)</mo>
        </mrow>
        <mi mathvariant="normal">=</mi>
        <mfenced open="" close="">
          <mrow>
            <mi mathvariant="normal">u</mi>
            <mrow>
              <msup>
                <mrow>
                  <mo stretchy="false">(</mo>
                  <mi mathvariant="normal">t</mi>
                  <mo stretchy="false">)</mo>
                </mrow>
                <mn>2</mn>
              </msup>
              <mo stretchy="false">+</mo>
              <mi mathvariant="normal">v</mi>
            </mrow>
            <msup>
              <mrow>
                <mo stretchy="false">(</mo>
                <mi mathvariant="normal">t</mi>
                <mo stretchy="false">)</mo>
              </mrow>
              <mn>2</mn>
            </msup>
          </mrow>
        </mfenced>
      </mrow>
    </mrow>
    <annotation encoding="StarMath 5.0">ƒ_energy (t;`z) = left ( u(t)^2 + v(t)^2 right )</annotation>
  </semantics>
</math>
</file>

<file path=Object 17/content.xml><?xml version="1.0" encoding="utf-8"?>
<math xmlns="http://www.w3.org/1998/Math/MathML">
  <semantics>
    <mrow>
      <msub>
        <mi mathvariant="normal">ƒ</mi>
        <mi>energy</mi>
      </msub>
      <mrow>
        <mo stretchy="false">(</mo>
        <mrow>
          <mi mathvariant="normal">t</mi>
          <mi mathvariant="normal">;</mi>
          <mi/>
          <mi mathvariant="normal">z</mi>
        </mrow>
        <mo stretchy="false">)</mo>
      </mrow>
    </mrow>
    <annotation encoding="StarMath 5.0">ƒ_energy (t;`z)</annotation>
  </semantics>
</math>
</file>

<file path=Object 2/content.xml><?xml version="1.0" encoding="utf-8"?>
<math xmlns="http://www.w3.org/1998/Math/MathML">
  <semantics>
    <mrow>
      <mfenced open="∣" close="∣">
        <mrow>
          <mi mathvariant="normal">u</mi>
          <mi mathvariant="normal">−</mi>
          <mover accent="true">
            <mi mathvariant="normal">u</mi>
            <mo stretchy="false">ˉ</mo>
          </mover>
        </mrow>
      </mfenced>
      <mi mathvariant="normal">≤</mi>
      <msup>
        <mi>Ck</mi>
        <mi mathvariant="normal">p</mi>
      </msup>
    </mrow>
    <annotation encoding="StarMath 5.0">abs{u - bar u} &lt;= Ck^p</annotation>
  </semantics>
</math>
</file>

<file path=Object 3/content.xml><?xml version="1.0" encoding="utf-8"?>
<math xmlns="http://www.w3.org/1998/Math/MathML">
  <semantics>
    <mrow>
      <mfrac>
        <mn>1</mn>
        <mn>8</mn>
      </mfrac>
      <mrow>
        <mi/>
        <mi mathvariant="normal">=</mi>
        <mi/>
      </mrow>
      <mfrac>
        <mn>1</mn>
        <msup>
          <mn>2</mn>
          <mn>3</mn>
        </msup>
      </mfrac>
      <mn>.</mn>
    </mrow>
    <annotation encoding="StarMath 5.0">1 over 8 ``=`` 1 over 2^3 .</annotation>
  </semantics>
</math>
</file>

<file path=Object 4/content.xml><?xml version="1.0" encoding="utf-8"?>
<math xmlns="http://www.w3.org/1998/Math/MathML">
  <semantics>
    <mrow>
      <mover accent="true">
        <mi mathvariant="normal">ƒ</mi>
        <mo stretchy="false">→</mo>
      </mover>
      <mrow>
        <mrow>
          <mo stretchy="false">(</mo>
          <mover accent="true">
            <mi mathvariant="normal">x</mi>
            <mo stretchy="false">→</mo>
          </mover>
          <mo stretchy="false">)</mo>
        </mrow>
        <mi mathvariant="normal">=</mi>
        <mi mathvariant="normal">,</mi>
      </mrow>
    </mrow>
    <annotation encoding="StarMath 5.0">widevec ƒ (widevec x) = ,</annotation>
  </semantics>
</math>
</file>

<file path=Object 5/content.xml><?xml version="1.0" encoding="utf-8"?>
<math xmlns="http://www.w3.org/1998/Math/MathML">
  <semantics>
    <mover accent="true">
      <mi mathvariant="normal">̇</mi>
      <mo stretchy="false">→</mo>
    </mover>
    <annotation encoding="StarMath 5.0">widevec ̇</annotation>
  </semantics>
</math>
</file>

<file path=Object 6/content.xml><?xml version="1.0" encoding="utf-8"?>
<math xmlns="http://www.w3.org/1998/Math/MathML">
  <semantics>
    <mover accent="true">
      <mi mathvariant="normal">x</mi>
      <mo stretchy="false">→</mo>
    </mover>
    <annotation encoding="StarMath 5.0">widevec x </annotation>
  </semantics>
</math>
</file>

<file path=Object 7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x</mi>
          <mo stretchy="false">→</mo>
        </mover>
        <mi mathvariant="normal">=</mi>
        <mover accent="true">
          <mi mathvariant="normal">b</mi>
          <mo stretchy="false">→</mo>
        </mover>
      </mrow>
    </mrow>
    <annotation encoding="StarMath 5.0">{bold A}{widevec x} = {widevec b}</annotation>
  </semantics>
</math>
</file>

<file path=Object 8/content.xml><?xml version="1.0" encoding="utf-8"?>
<math xmlns="http://www.w3.org/1998/Math/MathML">
  <semantics>
    <mrow>
      <mrow>
        <mstyle mathvariant="bold">
          <mrow>
            <mi mathvariant="normal">A</mi>
          </mrow>
        </mstyle>
        <mi mathvariant="normal">=</mi>
        <mfenced open="" close="">
          <mtable>
            <mtr>
              <mtd>
                <mn>1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10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20</mn>
              </mtd>
            </mtr>
          </mtable>
        </mfenced>
      </mrow>
      <mi mathvariant="normal">,</mi>
      <mi/>
      <mrow>
        <mover accent="true">
          <mi mathvariant="normal">b</mi>
          <mo stretchy="false">→</mo>
        </mover>
        <mi mathvariant="normal">=</mi>
        <mfenced open="" close="">
          <mtable>
            <mtr>
              <mtd>
                <mn>10</mn>
              </mtd>
            </mtr>
            <mtr>
              <mtd>
                <mn>12</mn>
              </mtd>
            </mtr>
            <mtr>
              <mtd>
                <mn>24</mn>
              </mtd>
            </mtr>
          </mtable>
        </mfenced>
      </mrow>
    </mrow>
    <annotation encoding="StarMath 5.0">{bold A} = left ( matrix { 10 # 1 # 2 ## 0 # 10 # 1 ## 1 # 2 # 20 } right ), ~~ {widevec b} = left ( stack {10 # 12 # 24} right )</annotation>
  </semantics>
</math>
</file>

<file path=Object 9/content.xml><?xml version="1.0" encoding="utf-8"?>
<math xmlns="http://www.w3.org/1998/Math/MathML">
  <semantics>
    <mrow>
      <mrow>
        <mstyle mathvariant="bold">
          <mrow>
            <mi mathvariant="normal">D</mi>
          </mrow>
        </mstyle>
        <mi mathvariant="normal">=</mi>
        <mfenced open="" close="">
          <mtable>
            <mtr>
              <mtd>
                <mn>1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20</mn>
              </mtd>
            </mtr>
          </mtable>
        </mfenced>
      </mrow>
      <mi mathvariant="normal">,</mi>
      <mi/>
      <mrow>
        <mstyle mathvariant="bold">
          <mrow>
            <mi mathvariant="normal">M</mi>
          </mrow>
        </mstyle>
        <mi mathvariant="normal">=</mi>
        <mfenced open="" close="">
          <mtable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0</mn>
              </mtd>
            </mtr>
          </mtable>
        </mfenced>
      </mrow>
    </mrow>
    <annotation encoding="StarMath 5.0">{bold D} = left ( matrix { 10 # 0 # 0 ## 0 # 10 # 0 ## 0 # 0 # 20 } right ), ~~
{bold M} = left ( matrix {  0 # 1 # 2 ## 0 #  0 # 1 ## 1 # 2 #  0 } right )</annotation>
  </semantics>
</math>
</file>